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3pt" fo:language="zxx" fo:country="none" fo:font-weight="bold" officeooo:rsid="000c51b9" officeooo:paragraph-rsid="000c51b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bold" officeooo:rsid="000c51b9" officeooo:paragraph-rsid="000c51b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bold" officeooo:rsid="000d3461" officeooo:paragraph-rsid="000d3461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bold" officeooo:rsid="0011c9ed" officeooo:paragraph-rsid="0011c9ed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c51b9" officeooo:paragraph-rsid="000c51b9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d3461" officeooo:paragraph-rsid="000d346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f0263" officeooo:paragraph-rsid="000f0263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100761" officeooo:paragraph-rsid="00100761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100846" officeooo:paragraph-rsid="00100846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11c9ed" officeooo:paragraph-rsid="0011c9ed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d3461" officeooo:paragraph-rsid="000d3461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f0263" officeooo:paragraph-rsid="000f026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0f0263" officeooo:paragraph-rsid="00100761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100761" officeooo:paragraph-rsid="00100761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adea" fo:font-size="13pt" fo:language="zxx" fo:country="none" officeooo:paragraph-rsid="000f0263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Caladea" fo:font-size="13pt" fo:language="zxx" fo:country="none" officeooo:rsid="00100761" officeooo:paragraph-rsid="00100761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Caladea" fo:font-size="13pt" fo:language="zxx" fo:country="none" fo:font-weight="normal" officeooo:rsid="001363fc" officeooo:paragraph-rsid="001363f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1" style:family="text">
      <style:text-properties officeooo:rsid="000c51b9"/>
    </style:style>
    <style:style style:name="T2" style:family="text">
      <style:text-properties officeooo:rsid="000d346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51b9" style:font-weight-asian="normal" style:font-weight-complex="normal"/>
    </style:style>
    <style:style style:name="T5" style:family="text">
      <style:text-properties fo:font-weight="normal" officeooo:rsid="000f0263" style:font-weight-asian="normal" style:font-weight-complex="normal"/>
    </style:style>
    <style:style style:name="T6" style:family="text">
      <style:text-properties officeooo:rsid="00100761"/>
    </style:style>
    <style:style style:name="T7" style:family="text">
      <style:text-properties officeooo:rsid="0011c9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CEP</text:p>
      <text:p text:style-name="P1">Assembleur MIPS</text:p>
      <text:p text:style-name="P1">environnement de travail </text:p>
      <text:p text:style-name="P1">et traduction de structure de contrôle</text:p>
      <text:p text:style-name="P5"/>
      <text:p text:style-name="P5"/>
      <text:p text:style-name="P2">Ex. 1 Etude d'un exemple : Le PGCD</text:p>
      <text:p text:style-name="P5"/>
      <text:p text:style-name="P5">2) Trois registres sont utilisés : $t0 (associé à i), $t1 (associé à j) et $t2 (qui sert à faire le test i &lt; j ). Ils ont des portées locales.</text:p>
      <text:p text:style-name="P5">a et b sont importés depuis pgcd.c, et ont des portées locales</text:p>
      <text:p text:style-name="P5">enfin, pgcd_as a une portée globale (pour pouvoir être appelé par le programme), et $v0 est la valeur de retour (locale dans le main).</text:p>
      <text:p text:style-name="P5"/>
      <text:p text:style-name="P5">3) On déclare a et b (<text:span text:style-name="T2">variables globales</text:span>), puis dans pgcd_c : i et j sont l<text:span text:style-name="T2">ocaux. Les valeurs de retour res_c et res_as sont locales.</text:span></text:p>
      <text:p text:style-name="P5"/>
      <text:p text:style-name="P5"/>
      <text:p text:style-name="P5"/>
      <text:p text:style-name="P3">Ex. 2 Prise en main de l'environnement de travail</text:p>
      <text:p text:style-name="P6"/>
      <text:p text:style-name="P11">1) <text:span text:style-name="T6">Pour pouvoir utiliser QEMU</text:span></text:p>
      <text:p text:style-name="P14">&gt; vim $HOME/.bashrc</text:p>
      <text:p text:style-name="P14">Rajouter cette ligne :</text:p>
      <text:p text:style-name="P15"><text:span text:style-name="T5">&gt; </text:span><text:span text:style-name="T4">export PATH=/opt/mips-tools-cep/bin:$PATH</text:span></text:p>
      <text:p text:style-name="P16"><text:span text:style-name="T4">D</text:span><text:span text:style-name="T3">ans le terminal :</text:span></text:p>
      <text:p text:style-name="P15"><text:span text:style-name="T4">&gt; </text:span><text:span text:style-name="T1">source ~/.bashrc</text:span></text:p>
      <text:p text:style-name="P15"/>
      <text:p text:style-name="P12"><text:span text:style-name="T1">P</text:span>uis on peut compiler : &gt; make pgcd</text:p>
      <text:p text:style-name="P12"/>
      <text:p text:style-name="P12">2) Lancer QEMU</text:p>
      <text:p text:style-name="P15"><text:span text:style-name="T5">&gt; </text:span>qemu-system-mips -M mipscep -nographic -kernel pgcd</text:p>
      <text:p text:style-name="P5"/>
      <text:p text:style-name="P7">3) <text:span text:style-name="T6">Relancer QEMU</text:span></text:p>
      <text:p text:style-name="P13">&gt; qemu-system-mips -M mipscep <text:span text:style-name="T6">-s -S </text:span>-nographic -kernel pgcd</text:p>
      <text:p text:style-name="P8">Ouvrir un autre terminal :</text:p>
      <text:p text:style-name="P8">&gt; mips-elf-gdb pgcd</text:p>
      <text:p text:style-name="P8"/>
      <text:p text:style-name="P9">Débogage :</text:p>
      <text:p text:style-name="P9">&gt; break main // Ajouter un point d'arrêt</text:p>
      <text:p text:style-name="P9">&gt; continue // Aller jusqu'au point d'arrêt</text:p>
      <text:p text:style-name="P9">&gt; print a // Afficher a (display res_c &gt; afficher de manière persistante (?))</text:p>
      <text:p text:style-name="P9">&gt; next // Avancer</text:p>
      <text:p text:style-name="P9">&gt; step // Avancer, mais dans la fonction (next exécuterait toute la fonction)</text:p>
      <text:p text:style-name="P9">&gt; stepi // Instruction pour avancer le moins vite (sous-opération d'une ligne dans une fonction</text:p>
      <text:p text:style-name="P9"/>
      <text:p text:style-name="P9"><text:soft-page-break/>4) mips invaders !</text:p>
      <text:p text:style-name="P9">&gt; <text:span text:style-name="T7">make mips_invader</text:span></text:p>
      <text:p text:style-name="P10">&gt; qemu-system-mips -M mipscep -kernel mips_invader</text:p>
      <text:p text:style-name="P10"/>
      <text:p text:style-name="P17">+</text:p>
      <text:p text:style-name="P10"/>
      <text:p text:style-name="P4">Ex. 3 Traduction des structures de contrôle élémentaires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37:29.781752442</meta:creation-date>
    <dc:date>2019-04-03T16:57:42.238342520</dc:date>
    <meta:editing-duration>PT3H7M10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2" meta:paragraph-count="35" meta:word-count="268" meta:character-count="1512" meta:non-whitespace-character-count="1278"/>
  </office:meta>
</office:document-meta>
</file>